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 fo:margin-top="0.1666in" fo:margin-bottom="0.0416in" fo:background-color="#FFFFFF"/>
      <style:text-properties style:font-name="Georgia" style:font-name-asian="Times New Roman" style:font-name-complex="Times New Roman" fo:color="#000000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3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4" style:parent-style-name="DefaultParagraphFont" style:family="text">
      <style:text-properties style:font-name="Arial" style:font-name-asian="Times New Roman" style:font-name-complex="Arial" fo:color="#0B0080" style:letter-kerning="false" fo:font-size="10.5pt" style:font-size-asian="10.5pt" style:font-size-complex="10.5pt" style:text-underline-type="single" style:text-underline-style="solid" style:text-underline-width="auto" style:text-underline-mode="continuous" fo:language="de" fo:country="AT" style:language-asian="de" style:country-asian="AT" style:language-complex="ar" style:country-complex="SA"/>
    </style:style>
    <style:style style:name="P5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6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7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8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9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0" style:parent-style-name="DefaultParagraphFont" style:family="text">
      <style:text-properties style:font-name="Arial" style:font-name-asian="Times New Roman" style:font-name-complex="Arial" fo:color="#0B0080" style:letter-kerning="false" fo:font-size="10.5pt" style:font-size-asian="10.5pt" style:font-size-complex="10.5pt" style:text-underline-type="single" style:text-underline-style="solid" style:text-underline-width="auto" style:text-underline-mode="continuous" fo:language="de" fo:country="AT" style:language-asian="de" style:country-asian="AT" style:language-complex="ar" style:country-complex="SA"/>
    </style:style>
    <style:style style:name="P11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2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13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4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15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6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17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8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9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20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21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fo:margin-top="0.1666in" fo:margin-bottom="0.0416in" fo:background-color="#FFFFFF"/>
      <style:text-properties style:font-name="Georgia" style:font-name-asian="Times New Roman" style:font-name-complex="Times New Roman" fo:color="#000000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25" style:parent-style-name="DefaultParagraphFont" style:family="text">
      <style:text-properties style:font-name="Arial" style:font-name-asian="Times New Roman" style:font-name-complex="Arial" fo:font-style="italic" style:font-style-asian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6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27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2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0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1" style:parent-style-name="DefaultParagraphFont" style:family="text">
      <style:text-properties style:font-name="Arial" style:font-name-asian="Times New Roman" style:font-name-complex="Arial" fo:font-weight="bold" style:font-weight-asian="bold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32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33" style:parent-style-name="DefaultParagraphFont" style:family="text">
      <style:text-properties style:font-name="Arial" style:font-name-asian="Times New Roman" style:font-name-complex="Arial" fo:font-style="italic" style:font-style-asian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4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5" style:parent-style-name="DefaultParagraphFont" style:family="text">
      <style:text-properties style:font-name="Arial" style:font-name-asian="Times New Roman" style:font-name-complex="Arial" fo:font-weight="bold" style:font-weight-asian="bold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6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37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3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40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41" style:parent-style-name="DefaultParagraphFont" style:family="text">
      <style:text-properties style:font-name="Arial" style:font-name-asian="Times New Roman" style:font-name-complex="Arial" fo:font-weight="bold" style:font-weight-asian="bold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42" style:parent-style-name="Normal" style:family="paragraph">
      <style:paragraph-properties fo:widows="2" fo:orphans="2" style:vertical-align="auto" fo:margin-top="0.1666in" fo:margin-bottom="0.0416in" fo:margin-left="0.0166in" fo:background-color="#FFFFFF">
        <style:tab-stops/>
      </style:paragraph-properties>
      <style:text-properties style:font-name="Georgia" style:font-name-asian="Times New Roman" style:font-name-complex="Times New Roman" fo:color="#000000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P43" style:parent-style-name="ListParagraph" style:family="paragraph">
      <style:paragraph-properties fo:widows="2" fo:orphans="2" style:vertical-align="auto" fo:margin-top="0.0833in" fo:margin-bottom="0.0833in" fo:background-color="#FFFFFF"/>
      <style:text-properties fo:hyphenate="true"/>
    </style:style>
    <style:style style:name="T44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T45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46" style:parent-style-name="ListParagraph" style:family="paragraph">
      <style:paragraph-properties fo:widows="2" fo:orphans="2" style:vertical-align="auto" fo:margin-top="0.0833in" fo:margin-bottom="0.0833in" fo:background-color="#FFFFFF"/>
      <style:text-properties fo:hyphenate="true"/>
    </style:style>
    <style:style style:name="T47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T48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/>
    </style:style>
  </office:automatic-styles>
  <office:body>
    <office:text text:use-soft-page-breaks="true">
      <text:h text:style-name="P1" text:outline-level="2"><text:bookmark-start text:name="_Hlk26521394"/>Forschung</text:h>
      <text:p text:style-name="P2">Ihr Forschungsgebiet umfasst folgende Bereiche:</text:p>
      <text:list text:style-name="LFO1" text:continue-numbering="true">
        <text:list-item>
          <text:p text:style-name="P3"><text:a office:title="Computer Supported Cooperative Work" xlink:href="https://de.wikipedia.org/wiki/Computer_Supported_Cooperative_Work" office:target-frame-name="_top" xlink:show="replace"><text:span text:style-name="T4">Computer Supported Cooperative Work</text:span></text:a></text:p>
        </text:list-item>
        <text:list-item>
          <text:p text:style-name="P5"><text:a xlink:href="https://de.wikipedia.org/wiki/Design_Thinking" office:target-frame-name="_top" xlink:show="replace"><text:span text:style-name="T6">Design Thinking</text:span></text:a></text:p>
        </text:list-item>
        <text:list-item>
          <text:p text:style-name="P7"><text:a xlink:href="https://de.wikipedia.org/wiki/Nutzerorientierte_Gestaltung" office:target-frame-name="_top" xlink:show="replace"><text:span text:style-name="T8">Nutzerorientierte Gestaltung</text:span></text:a></text:p>
        </text:list-item>
        <text:list-item>
          <text:p text:style-name="P9"><text:a office:title="Mensch-Computer-Interaktion" xlink:href="https://de.wikipedia.org/wiki/Mensch-Computer-Interaktion" office:target-frame-name="_top" xlink:show="replace"><text:span text:style-name="T10">Mensch-Computer-Interaktion</text:span></text:a></text:p>
        </text:list-item>
        <text:list-item>
          <text:p text:style-name="P11"><text:a xlink:href="https://de.wikipedia.org/wiki/Ver%C3%A4nderungsmanagement" office:target-frame-name="_top" xlink:show="replace"><text:span text:style-name="T12">Veränderungsmanagement</text:span></text:a></text:p>
        </text:list-item>
        <text:list-item>
          <text:p text:style-name="P13"><text:a xlink:href="https://de.wikipedia.org/wiki/Wissensmanagement" office:target-frame-name="_top" xlink:show="replace"><text:span text:style-name="T14">Wissensmanagement</text:span></text:a></text:p>
        </text:list-item>
        <text:list-item>
          <text:p text:style-name="P15"><text:a xlink:href="https://de.wikipedia.org/wiki/Krisenmanagement" office:target-frame-name="_top" xlink:show="replace"><text:span text:style-name="T16">Krisenmanagement</text:span></text:a></text:p>
        </text:list-item>
      </text:list>
      <text:p text:style-name="P17">Im Folgenden ist eine<text:s/>Auswahl ihrer aktuellen und abgeschlossenen Forschungsprojektе angeführt:</text:p>
      <text:list text:style-name="LFO2" text:continue-numbering="true">
        <text:list-item>
          <text:p text:style-name="P18">SUBURBAHN: Test- und Demonstrationsgebiet für Stadtentwicklung und Mobilität im Umfeld von Haltestellen im oberösterreichischen Zentralraum</text:p>
        </text:list-item>
        <text:list-item>
          <text:p text:style-name="P19">ReHABITAT-ImmoCHECK+: Werkzeuge zur Darstellung des Entwicklungspotentials und zur Bewertung von innovativ nutzbaren Einfamilienhäusern</text:p>
        </text:list-item>
        <text:list-item>
          <text:p text:style-name="P20">Rauchfrei: Ein Projekt um rauchenden Frauen in ihrer Schwangerschaft auf die Folgen des Rauchens aufmerksam zu machen und sie bei der Entwöhnung zu unterstützen.</text:p>
        </text:list-item>
        <text:list-item>
          <text:p text:style-name="P21">TOPIC: Eine Plattform zur Förderung des multimodalen Austausches von Informationen zwischen Angehörigen von pflegebedürftige Personen und professionellen Pflegern, um Erstere in ihren täglichen Aufgaben zu unterstützen.</text:p>
        </text:list-item>
      </text:list>
      <text:h text:style-name="P22" text:outline-level="2">Publikationen (Auswahl)</text:h>
      <text:p text:style-name="P23">Tellioğlu verfügt über mehr als 81 peer-reviewed Publikationen. Es folgt eine Auswahl ihrer meistzitierten Arbeiten:</text:p>
      <text:list text:style-name="LFO3" text:continue-numbering="true">
        <text:list-item>
          <text:p text:style-name="P24"><text:span text:style-name="T25">Knowledge-based building management combining human perception and building automation systems.<text:s/></text:span><text:span text:style-name="T26">SA 2019, IEEE</text:span></text:p>
        </text:list-item>
        <text:list-item>
          <text:p text:style-name="P27"><text:span text:style-name="T28">Socio-technical Dynamics:<text:s/></text:span><text:span text:style-name="T29">Cooperation of Emergent and Established Organisations in Crises and Disasters.</text:span><text:span text:style-name="T30"> CHI 2019 –<text:s/></text:span><text:span text:style-name="T31">Honorable Mention</text:span></text:p>
        </text:list-item>
        <text:list-item>
          <text:p text:style-name="P32"><text:span text:style-name="T33">Opportunistic Affiliation in Spontaneous Volunteer Management</text:span><text:span text:style-name="T34">. ISCRAM Conference 2019 –<text:s/></text:span><text:span text:style-name="T35">Nominated for Best Case Study Award</text:span><text:span text:style-name="T36">.</text:span></text:p>
        </text:list-item>
        <text:list-item>
          <text:p text:style-name="P37"><text:span text:style-name="T38">Models as Bridges from<text:s/></text:span><text:span text:style-name="T39">Design Thinking to Engineering.</text:span><text:span text:style-name="T40"> IHCI 2016 –<text:s/></text:span><text:span text:style-name="T41">Best Paper Award</text:span></text:p>
        </text:list-item>
      </text:list>
      <text:h text:style-name="P42" text:outline-level="2">Weblinks</text:h>
      <text:list text:style-name="LFO3" text:continue-numbering="true">
        <text:list-item>
          <text:p text:style-name="P43"><text:a xlink:href="https://hildatellioglu.com/index.html" office:target-frame-name="_top" xlink:show="replace"><text:span text:style-name="T44">Hilda Tellioğlu</text:span></text:a><text:span text:style-name="T45"><text:s/>– Ihr persönliches Online Portfolio</text:span></text:p>
        </text:list-item>
        <text:list-item>
          <text:p text:style-name="P46"><text:a xlink:href="https://informatics.tuwien.ac.at/people/hilda-tellioglu" office:target-frame-name="_top" xlink:show="replace"><text:span text:style-name="T47">Hilda Tellioğlu</text:span></text:a><text:span text:style-name="T48"><text:s/>auf der Webseite der TU Wien</text:span><text:bookmark-end text:name="_Hlk26521394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de" fo:country="AT" style:language-asian="de" style:country-asian="AT" style:language-complex="ar" style:country-complex="SA"/>
    </style:style>
    <style:style style:name="mw-headline" style:display-name="mw-headline" style:family="text" style:parent-style-name="DefaultParagraphFont"/>
    <style:style style:name="mw-editsection" style:display-name="mw-editsection" style:family="text" style:parent-style-name="DefaultParagraphFont"/>
    <style:style style:name="mw-editsection-bracket" style:display-name="mw-editsection-bracket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w-editsection-divider" style:display-name="mw-editsection-divider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de" fo:country="AT" style:language-asian="de" style:country-asian="AT" style:language-complex="ar" style:country-complex="SA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Zandpour</meta:initial-creator>
    <dc:creator>wahado</dc:creator>
    <meta:creation-date>2009-04-16T11:32:00Z</meta:creation-date>
    <dc:date>2019-12-06T09:45:00Z</dc:date>
    <meta:print-date>2019-12-03T16:35:00Z</meta:print-date>
    <meta:template xlink:href="Normal.dotm" xlink:type="simple"/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55" meta:character-count="2378" meta:row-count="16" meta:non-whitespace-character-count="2027"/>
  </office:meta>
</office:document-meta>
</file>